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onsPlusNormal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ConsPlusNormal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Times New Roman" style:font-name-complex="Times New Roman" fo:language="en" fo:country="US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ConsPlusNormal" style:family="paragraph">
      <style:paragraph-properties fo:text-align="center"/>
      <style:text-properties style:font-name="Times New Roman" style:font-name-complex="Times New Roman"/>
    </style:style>
    <style:style style:name="TableColumn9" style:family="table-column">
      <style:table-column-properties style:column-width="0.4798in" style:use-optimal-column-width="false"/>
    </style:style>
    <style:style style:name="TableColumn10" style:family="table-column">
      <style:table-column-properties style:column-width="2.3194in" style:use-optimal-column-width="false"/>
    </style:style>
    <style:style style:name="TableColumn11" style:family="table-column">
      <style:table-column-properties style:column-width="0.502in" style:use-optimal-column-width="false"/>
    </style:style>
    <style:style style:name="TableColumn12" style:family="table-column">
      <style:table-column-properties style:column-width="2.3104in" style:use-optimal-column-width="false"/>
    </style:style>
    <style:style style:name="TableColumn13" style:family="table-column">
      <style:table-column-properties style:column-width="2.2638in" style:use-optimal-column-width="false"/>
    </style:style>
    <style:style style:name="Table8" style:family="table">
      <style:table-properties style:width="7.8756in" fo:margin-left="-0.2006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A" fo:border-left="0.0069in solid #00000A" fo:border-bottom="none" fo:border-right="0.0069in solid #000000" style:writing-mode="lr-tb" fo:padding-top="0.0708in" fo:padding-left="0.043in" fo:padding-bottom="0.0708in" fo:padding-right="0.043in"/>
    </style:style>
    <style:style style:name="P1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7" style:family="table-row">
      <style:table-row-properties style:min-row-height="1.4888in" style:use-optimal-row-height="false"/>
    </style:style>
    <style:style style:name="TableCell1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4" style:family="table-cell">
      <style:table-cell-properties fo:border-top="0.0069in solid #000000" fo:border-left="0.0069in solid #C0C0C0" fo:border-bottom="0.0069in solid #00000A" fo:border-right="0.0069in solid #000000" fo:background-color="#FFFFFF" style:writing-mode="lr-tb" fo:padding-top="0.0708in" fo:padding-left="0.043in" fo:padding-bottom="0.0708in" fo:padding-right="0.043in"/>
    </style:style>
    <style:style style:name="P2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6" style:family="table-cell">
      <style:table-cell-properties fo:border-top="0.0069in solid #000000" fo:border-left="0.0069in solid #000000" fo:border-bottom="0.0069in solid #00000A" fo:border-right="0.0069in solid #00000A" fo:background-color="#FFFFFF" style:writing-mode="lr-tb" fo:padding-top="0.0708in" fo:padding-left="0.043in" fo:padding-bottom="0.0708in" fo:padding-right="0.043in"/>
    </style:style>
    <style:style style:name="P2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2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5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3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7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3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4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6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4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8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4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4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5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7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5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9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6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6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5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6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68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6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0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7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72" style:family="table-row">
      <style:table-row-properties style:min-row-height="0.1868in" style:use-optimal-row-height="false"/>
    </style:style>
    <style:style style:name="TableCell7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6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7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9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80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81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8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83" style:family="table-row">
      <style:table-row-properties style:min-row-height="0.3125in" style:use-optimal-row-height="false"/>
    </style:style>
    <style:style style:name="TableRow84" style:family="table-row">
      <style:table-row-properties style:min-row-height="0.3125in" style:use-optimal-row-height="fals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8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9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9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2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9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94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9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0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0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03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04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05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06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1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1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1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14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1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16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17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2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2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2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2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2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25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2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27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3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3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3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3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35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36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37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38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4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4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4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4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6" style:family="table-cell">
      <style:table-cell-properties fo:border-top="0.0069in solid #00000A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147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8" style:family="table-cell">
      <style:table-cell-properties fo:border-top="0.0069in solid #00000A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149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5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53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15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5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57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15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59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16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6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16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6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68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169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0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171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.0708in" fo:padding-left="0.043in" fo:padding-bottom="0.0708in" fo:padding-right="0.043in"/>
    </style:style>
    <style:style style:name="P17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5" style:family="table-cell">
      <style:table-cell-properties fo:border-top="none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17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77" style:family="table-cell">
      <style:table-cell-properties fo:border-top="none" fo:border-left="0.0069in solid #00000A" fo:border-bottom="0.0069in solid #000000" fo:border-right="0.0069in solid #00000A" style:writing-mode="lr-tb" style:vertical-align="middle" fo:padding-top="0.0708in" fo:padding-left="0.043in" fo:padding-bottom="0.0708in" fo:padding-right="0.043in"/>
    </style:style>
    <style:style style:name="P17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9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180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81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18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8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86" style:family="table-cell">
      <style:table-cell-properties fo:border-top="0.0069in solid #000000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18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88" style:family="table-cell">
      <style:table-cell-properties fo:border-top="0.0069in solid #000000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8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90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191" style:parent-style-name="Standard" style:family="paragraph">
      <style:text-properties style:font-name="Times New Roman" style:font-name-complex="Times New Roman" fo:color="#333333" fo:font-size="9pt" style:font-size-asian="9pt" style:font-size-complex="9pt"/>
    </style:style>
    <style:style style:name="P192" style:parent-style-name="Standard" style:family="paragraph">
      <style:text-properties style:font-name="Times New Roman" style:font-name-complex="Times New Roman" fo:color="#333333" fo:font-size="9pt" style:font-size-asian="9pt" style:font-size-complex="9pt"/>
    </style:style>
    <style:style style:name="TableCell193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19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19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98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199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0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2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203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4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20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0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9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1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1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3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214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5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216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1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0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2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2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4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225" style:parent-style-name="Standard" style:family="paragraph">
      <style:paragraph-properties fo:text-align="justify"/>
      <style:text-properties style:font-name="Times New Roman" style:font-name-complex="Times New Roman" fo:color="#333333" fo:font-size="9pt" style:font-size-asian="9pt" style:font-size-complex="9pt"/>
    </style:style>
    <style:style style:name="TableCell226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227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3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1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3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3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5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236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7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238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4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42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4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4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46" style:family="table-cell">
      <style:table-cell-properties fo:border-top="0.0069in solid #000000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47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48" style:family="table-cell">
      <style:table-cell-properties fo:border-top="0.0069in solid #000000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49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5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3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5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5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5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7" style:family="table-cell">
      <style:table-cell-properties fo:border-top="0.0069in solid #00000A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258" style:parent-style-name="Standard" style:family="paragraph">
      <style:paragraph-properties fo:text-align="justify"/>
      <style:text-properties style:font-name="Times New Roman" style:font-name-complex="Times New Roman" fo:font-size="9pt" style:font-size-asian="9pt" style:font-size-complex="9pt"/>
    </style:style>
    <style:style style:name="TableCell259" style:family="table-cell">
      <style:table-cell-properties fo:border-top="0.0069in solid #00000A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26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6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64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6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6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68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269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70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271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7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75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7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7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79" style:family="table-cell">
      <style:table-cell-properties fo:border-top="0.0069in solid #000000" fo:border-left="0.0069in solid #00000A" fo:border-bottom="0.0069in solid #000000" fo:border-right="none" style:writing-mode="lr-tb" fo:padding-top="0.0708in" fo:padding-left="0.043in" fo:padding-bottom="0.0708in" fo:padding-right="0.043in"/>
    </style:style>
    <style:style style:name="P280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81" style:family="table-cell">
      <style:table-cell-properties fo:border-top="0.0069in solid #000000" fo:border-left="0.0069in solid #00000A" fo:border-bottom="0.0069in solid #000000" fo:border-right="0.0069in solid #00000A" style:writing-mode="lr-tb" fo:padding-top="0.0708in" fo:padding-left="0.043in" fo:padding-bottom="0.0708in" fo:padding-right="0.043in"/>
    </style:style>
    <style:style style:name="P28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8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86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8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8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90" style:family="table-cell">
      <style:table-cell-properties fo:border-top="0.0069in solid #000000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91" style:parent-style-name="Standard" style:family="paragraph">
      <style:paragraph-properties fo:text-align="justify"/>
      <style:text-properties style:font-name="Times New Roman" style:font-name-complex="Times New Roman" fo:font-size="9pt" style:font-size-asian="9pt" style:font-size-complex="9pt"/>
    </style:style>
    <style:style style:name="TableCell292" style:family="table-cell">
      <style:table-cell-properties fo:border-top="0.0069in solid #000000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9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9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9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9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9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01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30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03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304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0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09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1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12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313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14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31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1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2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2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2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23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324" style:parent-style-name="Standard" style:family="paragraph">
      <style:paragraph-properties fo:text-align="justify"/>
      <style:text-properties style:font-name="Times New Roman" style:font-name-complex="Times New Roman" fo:font-size="9pt" style:font-size-asian="9pt" style:font-size-complex="9pt"/>
    </style:style>
    <style:style style:name="TableCell325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32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2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3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3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3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34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33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36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337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38" style:family="table-row">
      <style:table-row-properties style:min-row-height="0.1868in" style:use-optimal-row-height="false"/>
    </style:style>
    <style:style style:name="TableCell3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4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34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4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4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4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4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49" style:family="table-row">
      <style:table-row-properties style:min-row-height="0.1868in" style:use-optimal-row-height="false"/>
    </style:style>
    <style:style style:name="TableCell3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5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52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35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5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56" style:family="table-cell">
      <style:table-cell-properties fo:border-top="none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57" style:parent-style-name="Standard" style:family="paragraph">
      <style:paragraph-properties fo:text-align="justify"/>
      <style:text-properties style:font-name="Times New Roman" style:font-name-complex="Times New Roman" fo:font-size="9pt" style:font-size-asian="9pt" style:font-size-complex="9pt"/>
    </style:style>
    <style:style style:name="TableCell3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5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60" style:family="table-row">
      <style:table-row-properties style:min-row-height="0.1868in" style:use-optimal-row-height="false"/>
    </style:style>
    <style:style style:name="TableCell3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6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63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36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6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67" style:family="table-cell">
      <style:table-cell-properties fo:border-top="none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68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7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71" style:family="table-row">
      <style:table-row-properties style:min-row-height="0.1868in" style:use-optimal-row-height="false"/>
    </style:style>
    <style:style style:name="TableCell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7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74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37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7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78" style:family="table-cell">
      <style:table-cell-properties fo:border-top="none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79" style:parent-style-name="Standard" style:family="paragraph">
      <style:paragraph-properties fo:text-align="justify"/>
      <style:text-properties style:font-name="Times New Roman" style:font-name-complex="Times New Roman" fo:font-size="9pt" style:font-size-asian="9pt" style:font-size-complex="9pt"/>
    </style:style>
    <style:style style:name="TableCell3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8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82" style:family="table-row">
      <style:table-row-properties style:min-row-height="0.1868in" style:use-optimal-row-height="false"/>
    </style:style>
    <style:style style:name="TableCell3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8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85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38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8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89" style:family="table-cell">
      <style:table-cell-properties fo:border-top="none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90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9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93" style:family="table-row">
      <style:table-row-properties style:min-row-height="0.1868in" style:use-optimal-row-height="false"/>
    </style:style>
    <style:style style:name="TableCell3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9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96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39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3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39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00" style:family="table-cell">
      <style:table-cell-properties fo:border-top="none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40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40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404" style:family="table-row">
      <style:table-row-properties style:min-row-height="0.1868in" style:use-optimal-row-height="false"/>
    </style:style>
    <style:style style:name="TableCell40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0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8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40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1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1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41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1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1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415" style:family="table-row">
      <style:table-row-properties style:min-row-height="0.3125in" style:use-optimal-row-height="false"/>
    </style:style>
    <style:style style:name="TableRow416" style:family="table-row">
      <style:table-row-properties style:min-row-height="0.3125in" style:use-optimal-row-height="false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1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2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21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42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2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2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42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2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2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3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2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4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3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43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3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</office:automatic-styles>
  <office:body>
    <office:text text:use-soft-page-breaks="true">
      <text:p text:style-name="P1">Форма 4.11. Информация о выводе объектов теплоснабжения МУП «Балаково-Водоканал» из эксплуатации и основаниях ограничения, прекращения подачи тепловой энергии потребителям</text:p>
      <text:p text:style-name="P2"><text:span text:style-name="T3">за<text:s/></text:span><text:span text:style-name="T4">3</text:span><text:span text:style-name="T5"><text:s/>квартал</text:span><text:span text:style-name="T6"><text:s/>2020г.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5">
            <text:p text:style-name="P16">Параметры формы</text:p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N п/п</text:p>
          </table:table-cell>
          <table:table-cell table:style-name="TableCell20">
            <text:p text:style-name="P21">Наименование параметра</text:p>
          </table:table-cell>
          <table:table-cell table:style-name="TableCell22">
            <text:p text:style-name="P23">Единица измерения</text:p>
          </table:table-cell>
          <table:table-cell table:style-name="TableCell24">
            <text:p text:style-name="P25"><text:bookmark-start text:name="P7"/><text:bookmark-end text:name="P7"/>Вид деятельности:<text:line-break/><text:s text:c="2"/>- Передача. Тепловая энергия<text:line-break/>Территория оказания услуг:<text:line-break/><text:s text:c="2"/>- Балаковский муниципальный район, Город Балаково (63607101);<text:line-break/>Централизованная система теплоснабжения:<text:line-break/><text:s text:c="2"/>- наименование отсутствует</text:p>
          </table:table-cell>
          <table:table-cell table:style-name="TableCell26">
            <text:p text:style-name="P27">Вид деятельности:<text:line-break/><text:s text:c="2"/>- Производство тепловой энергии. Некомбинированная выработка<text:line-break/>Территория оказания услуг:<text:line-break/><text:s text:c="2"/>- Балаковский муниципальный район, Быково -Отрогское (63607415);<text:line-break/>Централизованная система теплоснабжения:<text:line-break/><text:s text:c="2"/>- наименование отсутствует</text:p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P32">Сведения о выводе источников тепловой энергии из эксплуатации</text:p>
          </table:table-cell>
          <table:table-cell table:style-name="TableCell33">
            <text:p text:style-name="P34">x</text:p>
          </table:table-cell>
          <table:table-cell table:style-name="TableCell35">
            <text:p text:style-name="P36">x</text:p>
          </table:table-cell>
          <table:table-cell table:style-name="TableCell37">
            <text:p text:style-name="P38">x</text:p>
          </table:table-cell>
        </table:table-row>
        <table:table-row table:style-name="TableRow39">
          <table:table-cell table:style-name="TableCell40">
            <text:p text:style-name="P41">1.1</text:p>
          </table:table-cell>
          <table:table-cell table:style-name="TableCell42">
            <text:p text:style-name="P43">Наименование выведенного источника тепловой энергии</text:p>
          </table:table-cell>
          <table:table-cell table:style-name="TableCell44">
            <text:p text:style-name="P45">x</text:p>
          </table:table-cell>
          <table:table-cell table:style-name="TableCell46">
            <text:p text:style-name="P47">-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1.2.</text:p>
          </table:table-cell>
          <table:table-cell table:style-name="TableCell53">
            <text:p text:style-name="P54">Дата вывода</text:p>
          </table:table-cell>
          <table:table-cell table:style-name="TableCell55">
            <text:p text:style-name="P56">x</text:p>
          </table:table-cell>
          <table:table-cell table:style-name="TableCell57">
            <text:p text:style-name="P58">-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2.</text:p>
          </table:table-cell>
          <table:table-cell table:style-name="TableCell64">
            <text:p text:style-name="P65">Сведения о выводе тепловых сетей из эксплуатации</text:p>
          </table:table-cell>
          <table:table-cell table:style-name="TableCell66">
            <text:p text:style-name="P67">x</text:p>
          </table:table-cell>
          <table:table-cell table:style-name="TableCell68">
            <text:p text:style-name="P69">x</text:p>
          </table:table-cell>
          <table:table-cell table:style-name="TableCell70">
            <text:p text:style-name="P71">x</text:p>
          </table:table-cell>
        </table:table-row>
        <table:table-row table:style-name="TableRow72">
          <table:table-cell table:style-name="TableCell73" table:number-rows-spanned="3">
            <text:p text:style-name="P74">3.</text:p>
          </table:table-cell>
          <table:table-cell table:style-name="TableCell75" table:number-rows-spanned="3">
            <text:p text:style-name="P76">Сведения об<text:s/>основаниях ограничения подачи тепловой энергии тепловой энергии</text:p>
          </table:table-cell>
          <table:table-cell table:style-name="TableCell77" table:number-rows-spanned="3">
            <text:p text:style-name="P78"/>
          </table:table-cell>
          <table:table-cell table:style-name="TableCell79" table:number-rows-spanned="3">
            <text:p text:style-name="P80"/>
          </table:table-cell>
          <table:table-cell table:style-name="TableCell81" table:number-rows-spanned="3">
            <text:p text:style-name="P82"/>
          </table:table-cell>
        </table:table-row>
        <table:table-row table:style-name="TableRow8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84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85">
          <table:table-cell table:style-name="TableCell86">
            <text:p text:style-name="P87">3.1.</text:p>
          </table:table-cell>
          <table:table-cell table:style-name="TableCell88">
            <text:p text:style-name="P89">Описание ограничения подачи тепловой энергии потребителям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>Ремонтные работы(Сооружение теплотрасса с горячим водоснабжением от здания <text:s/>ЦТР-75 ж/д №4 по<text:s/>ул.Трнавсквая,ограничение услуги ЦО)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3.1.1.</text:p>
          </table:table-cell>
          <table:table-cell table:style-name="TableCell99">
            <text:p text:style-name="P100">Дата начала ограничения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>03.08.2020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3.1.2.</text:p>
          </table:table-cell>
          <table:table-cell table:style-name="TableCell110">
            <text:p text:style-name="P111">Дата завершения ограничения</text:p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>03.08.2020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3.2.</text:p>
          </table:table-cell>
          <table:table-cell table:style-name="TableCell121">
            <text:p text:style-name="P122">Описание ограничения подачи тепловой энергии потребителям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Ремонтные работы( сеть теплоснабжения и ГВС от ТК ( район<text:s/>ЦТП-69) до врезки в транзитную сеть ж/д №88 по ул Степная, ограничение услуги ГВС)</text:p>
          </table:table-cell>
          <table:table-cell table:style-name="TableCell127">
            <text:p text:style-name="Standard"/>
          </table:table-cell>
        </table:table-row>
        <table:table-row table:style-name="TableRow128">
          <table:table-cell table:style-name="TableCell129">
            <text:p text:style-name="P130">3.2.1.</text:p>
          </table:table-cell>
          <table:table-cell table:style-name="TableCell131">
            <text:p text:style-name="P132">Дата начала ограничения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>13.08.2020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3.2.2.</text:p>
          </table:table-cell>
          <table:table-cell table:style-name="TableCell142">
            <text:p text:style-name="P143">Дата завершения ограничения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>13.08.2020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3.3.</text:p>
          </table:table-cell>
          <table:table-cell table:style-name="TableCell153">
            <text:p text:style-name="P154">Описание ограничения подачи тепловой энергии потребителям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Ремонтные<text:s/>работы( сеть теплоснабжения и ГВС от ТК ( район ЦТП-69) до врезки в транзитную сеть ж/д №88 по ул Степная, ограничение услуги ГВС)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3.3.1.</text:p>
          </table:table-cell>
          <table:table-cell table:style-name="TableCell164">
            <text:p text:style-name="P165">Дата начала ограничения</text:p>
          </table:table-cell>
          <table:table-cell table:style-name="TableCell166">
            <text:p text:style-name="P167">x</text:p>
          </table:table-cell>
          <table:table-cell table:style-name="TableCell168">
            <text:p text:style-name="P169">19.08.2020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3.3.2.</text:p>
          </table:table-cell>
          <table:table-cell table:style-name="TableCell175">
            <text:p text:style-name="P176">Дата завершения ограничения</text:p>
          </table:table-cell>
          <table:table-cell table:style-name="TableCell177">
            <text:p text:style-name="P178">x</text:p>
          </table:table-cell>
          <table:table-cell table:style-name="TableCell179">
            <text:p text:style-name="P180">19.08.2020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3.4.</text:p>
          </table:table-cell>
          <table:table-cell table:style-name="TableCell186">
            <text:p text:style-name="P187">Описание ограничения<text:s/>подачи тепловой энергии потребителям</text:p>
          </table:table-cell>
          <table:table-cell table:style-name="TableCell188">
            <text:p text:style-name="P189">х</text:p>
          </table:table-cell>
          <table:table-cell table:style-name="TableCell190">
            <text:p text:style-name="P191">Ремонтные работы( теплотрасса от УТ2 до УТ4 ( район ж/д 102) по ул<text:s/></text:p>
            <text:soft-page-break/>
            <text:p text:style-name="P192">Степной, ограничение услуги ЦО - течь в теплокамере)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3.4.1.</text:p>
          </table:table-cell>
          <table:table-cell table:style-name="TableCell198">
            <text:p text:style-name="P199">Дата начала ограничения</text:p>
          </table:table-cell>
          <table:table-cell table:style-name="TableCell200">
            <text:p text:style-name="P201">x</text:p>
          </table:table-cell>
          <table:table-cell table:style-name="TableCell202">
            <text:p text:style-name="P203">26.08.2020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3.4.2.</text:p>
          </table:table-cell>
          <table:table-cell table:style-name="TableCell209">
            <text:p text:style-name="P210">Дата завершения ограничения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>26.08.2020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3.5.</text:p>
          </table:table-cell>
          <table:table-cell table:style-name="TableCell220">
            <text:p text:style-name="P221">Описание ограничения подачи тепловой энергии потребителям</text:p>
          </table:table-cell>
          <table:table-cell table:style-name="TableCell222">
            <text:p text:style-name="P223">х</text:p>
          </table:table-cell>
          <table:table-cell table:style-name="TableCell224">
            <text:p text:style-name="P225">Ремонтные работы (Теплотрасса от УТ12 до УТ3 по ул.Степная(район ж/д №81,104) ограничение услуги ЦО)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3.5.1.</text:p>
          </table:table-cell>
          <table:table-cell table:style-name="TableCell231">
            <text:p text:style-name="P232">Дата начала ограничения</text:p>
          </table:table-cell>
          <table:table-cell table:style-name="TableCell233">
            <text:p text:style-name="P234">x</text:p>
          </table:table-cell>
          <table:table-cell table:style-name="TableCell235">
            <text:p text:style-name="P236">02.09.2020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3.5.2.</text:p>
          </table:table-cell>
          <table:table-cell table:style-name="TableCell242">
            <text:p text:style-name="P243">Дата завершения ограничения</text:p>
          </table:table-cell>
          <table:table-cell table:style-name="TableCell244">
            <text:p text:style-name="P245">x</text:p>
          </table:table-cell>
          <table:table-cell table:style-name="TableCell246">
            <text:p text:style-name="P247">02.09.2020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3.5.</text:p>
          </table:table-cell>
          <table:table-cell table:style-name="TableCell253">
            <text:p text:style-name="P254">Описание ограничения подачи тепловой энергии потребителям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Ремонтные работы (Сооружение — теплотрасса от стены ж/д №108 по ул Ленина до ТК1-7/6, ограничение ЦО)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3.5.1.</text:p>
          </table:table-cell>
          <table:table-cell table:style-name="TableCell264">
            <text:p text:style-name="P265">Дата начала ограничения</text:p>
          </table:table-cell>
          <table:table-cell table:style-name="TableCell266">
            <text:p text:style-name="P267">x</text:p>
          </table:table-cell>
          <table:table-cell table:style-name="TableCell268">
            <text:p text:style-name="P269">14.09.2020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3.5.2.</text:p>
          </table:table-cell>
          <table:table-cell table:style-name="TableCell275">
            <text:p text:style-name="P276">Дата завершения<text:s/>ограничения</text:p>
          </table:table-cell>
          <table:table-cell table:style-name="TableCell277">
            <text:p text:style-name="P278">x</text:p>
          </table:table-cell>
          <table:table-cell table:style-name="TableCell279">
            <text:p text:style-name="P280">14.09.2020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3.6.</text:p>
          </table:table-cell>
          <table:table-cell table:style-name="TableCell286">
            <text:p text:style-name="P287">Описание ограничения подачи тепловой энергии потребителям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Ремонтные работы (линейное сооружение - линия теплоснабжения от существующего колодца в районе ЦТП30В до ж/д №45 по ул.Каховская, ограничение услуги ЦО)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3.6.1.</text:p>
          </table:table-cell>
          <table:table-cell table:style-name="TableCell297">
            <text:p text:style-name="P298">Дата начала ограничения</text:p>
          </table:table-cell>
          <table:table-cell table:style-name="TableCell299">
            <text:p text:style-name="P300">x</text:p>
          </table:table-cell>
          <table:table-cell table:style-name="TableCell301">
            <text:p text:style-name="P302">17.09.2020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3.6.2.</text:p>
          </table:table-cell>
          <table:table-cell table:style-name="TableCell308">
            <text:p text:style-name="P309">Дата завершения ограничения</text:p>
          </table:table-cell>
          <table:table-cell table:style-name="TableCell310">
            <text:p text:style-name="P311">x</text:p>
          </table:table-cell>
          <table:table-cell table:style-name="TableCell312">
            <text:p text:style-name="P313">17.09.2020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3.7.</text:p>
          </table:table-cell>
          <table:table-cell table:style-name="TableCell319">
            <text:p text:style-name="P320">Описание ограничения подачи тепловой энергии потребителям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Ремонтные работы (линейное сооружение - линия теплоснабжения от существующего колодца в районе ЦТП30В<text:s/>до ж/д №45 по ул.Каховская, ограничение услуги ЦО)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3.7.1.</text:p>
          </table:table-cell>
          <table:table-cell table:style-name="TableCell330">
            <text:p text:style-name="P331">Дата начала ограничения</text:p>
          </table:table-cell>
          <table:table-cell table:style-name="TableCell332">
            <text:p text:style-name="P333">x</text:p>
          </table:table-cell>
          <table:table-cell table:style-name="TableCell334">
            <text:p text:style-name="P335">18.09.2020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3.7.2.</text:p>
          </table:table-cell>
          <table:table-cell table:style-name="TableCell341">
            <text:p text:style-name="P342">Дата завершения ограничения</text:p>
          </table:table-cell>
          <table:table-cell table:style-name="TableCell343">
            <text:p text:style-name="P344">x</text:p>
          </table:table-cell>
          <table:table-cell table:style-name="TableCell345">
            <text:p text:style-name="P346">18.09.2020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3.8.</text:p>
          </table:table-cell>
          <table:table-cell table:style-name="TableCell352">
            <text:p text:style-name="P353">Описание ограничения подачи тепловой энергии потребителям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Ремонтные работы (линейное сооружение -<text:s/>линия теплоснабжения от существующего колодца в районе ЦТП30В до ж/д №45 по ул.Каховская, ограничение услуги ЦО)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3.8.1.</text:p>
          </table:table-cell>
          <table:table-cell table:style-name="TableCell363">
            <text:p text:style-name="P364">Дата начала ограничения</text:p>
          </table:table-cell>
          <table:table-cell table:style-name="TableCell365">
            <text:p text:style-name="P366">x</text:p>
          </table:table-cell>
          <table:table-cell table:style-name="TableCell367">
            <text:p text:style-name="P368">22.09.2020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3.9.</text:p>
          </table:table-cell>
          <table:table-cell table:style-name="TableCell374">
            <text:p text:style-name="P375">Описание ограничения подачи тепловой энергии потребителям</text:p>
          </table:table-cell>
          <table:table-cell table:style-name="TableCell376">
            <text:p text:style-name="P377"/>
          </table:table-cell>
          <table:table-cell table:style-name="TableCell378">
            <text:p text:style-name="P379">Ремонтные работы (линейное<text:s/>сооружение - линия теплоснабжения от существующего колодца в районе ЦТП30В до ж/д №45 по ул.Каховская, ограничение услуги ЦО)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3.8.1.</text:p>
          </table:table-cell>
          <table:table-cell table:style-name="TableCell385">
            <text:p text:style-name="P386">Дата начала ограничения</text:p>
          </table:table-cell>
          <table:table-cell table:style-name="TableCell387">
            <text:p text:style-name="P388">x</text:p>
          </table:table-cell>
          <table:table-cell table:style-name="TableCell389">
            <text:p text:style-name="P390">25.09.2020</text:p>
          </table:table-cell>
          <table:table-cell table:style-name="TableCell391">
            <text:p text:style-name="P392"/>
          </table:table-cell>
        </table:table-row>
        <text:soft-page-break/>
        <table:table-row table:style-name="TableRow393">
          <table:table-cell table:style-name="TableCell394">
            <text:p text:style-name="P395">.3.8.2</text:p>
          </table:table-cell>
          <table:table-cell table:style-name="TableCell396">
            <text:p text:style-name="P397">Дата завершения ограничения</text:p>
          </table:table-cell>
          <table:table-cell table:style-name="TableCell398">
            <text:p text:style-name="P399">x</text:p>
          </table:table-cell>
          <table:table-cell table:style-name="TableCell400">
            <text:p text:style-name="P401">30.09.2020</text:p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 table:number-rows-spanned="3">
            <text:p text:style-name="P406">4.</text:p>
          </table:table-cell>
          <table:table-cell table:style-name="TableCell407" table:number-rows-spanned="3">
            <text:p text:style-name="P408">Сведения об основаниях<text:s/>прекращения подачи тепловой энергии потребителям</text:p>
          </table:table-cell>
          <table:table-cell table:style-name="TableCell409" table:number-rows-spanned="3">
            <text:p text:style-name="P410"/>
          </table:table-cell>
          <table:table-cell table:style-name="TableCell411" table:number-rows-spanned="3">
            <text:p text:style-name="P412"/>
          </table:table-cell>
          <table:table-cell table:style-name="TableCell413" table:number-rows-spanned="3">
            <text:p text:style-name="P414"/>
          </table:table-cell>
        </table:table-row>
        <table:table-row table:style-name="TableRow41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1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17">
          <table:table-cell table:style-name="TableCell418">
            <text:p text:style-name="P419">4.1.</text:p>
          </table:table-cell>
          <table:table-cell table:style-name="TableCell420">
            <text:p text:style-name="P421">Описание прекращения режима потребления</text:p>
          </table:table-cell>
          <table:table-cell table:style-name="TableCell422">
            <text:p text:style-name="P423">x</text:p>
          </table:table-cell>
          <table:table-cell table:style-name="TableCell424">
            <text:p text:style-name="P425">-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4.2.</text:p>
          </table:table-cell>
          <table:table-cell table:style-name="TableCell431">
            <text:p text:style-name="P432">Дата прекращения</text:p>
          </table:table-cell>
          <table:table-cell table:style-name="TableCell433">
            <text:p text:style-name="P434">x</text:p>
          </table:table-cell>
          <table:table-cell table:style-name="TableCell435">
            <text:p text:style-name="P436">-</text:p>
          </table:table-cell>
          <table:table-cell table:style-name="TableCell437">
            <text:p text:style-name="P438"/>
          </table:table-cell>
        </table:table-row>
      </table:table>
      <text:p text:style-name="ConsPlusNormal"><text:s text:c="10"/></text:p>
      <text:p text:style-name="ConsPlusNormal"/>
      <text:p text:style-name="ConsPlusNormal"/>
      <text:p text:style-name="ConsPlusNormal"/>
      <text:p text:style-name="ConsPlusNormal"/>
      <text:p text:style-name="ConsPlusNormal"><text:s text:c="11"/></text:p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  <text:p text:style-name="ConsPlus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sPlusNormal" style:display-name="ConsPlusNormal" style:family="paragraph">
      <style:paragraph-properties fo:margin-bottom="0in" fo:line-height="100%"/>
      <style:text-properties style:font-name-asian="Times New Roman" style:font-name-complex="Calibri" style:font-size-complex="10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4923in" fo:margin-bottom="0.0986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орозова Елена</meta:initial-creator>
    <dc:creator>Морозова Елена</dc:creator>
    <meta:creation-date>2019-07-09T06:24:00Z</meta:creation-date>
    <dc:date>2020-10-07T10:19:00Z</dc:date>
    <meta:print-date>2020-10-05T05:57:00Z</meta:print-date>
    <meta:template xlink:href="Normal" xlink:type="simple"/>
    <meta:editing-cycles>26</meta:editing-cycles>
    <meta:editing-duration>PT21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8" meta:word-count="621" meta:character-count="4159" meta:row-count="29" meta:non-whitespace-character-count="3546"/>
  </office:meta>
</office:document-meta>
</file>